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fo:language="ru" fo:country="RU" fo:font-style="normal" officeooo:paragraph-rsid="0012c8f1"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fo:language="ru" fo:country="RU" fo:font-style="normal" officeooo:rsid="000fe027" officeooo:paragraph-rsid="00139a7d"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fo:font-style="normal" officeooo:paragraph-rsid="00116d9d" style:font-style-asian="normal" style:font-style-complex="normal"/>
    </style:style>
    <style:style style:name="P142" style:family="paragraph" style:parent-style-name="Heading_20_1">
      <style:paragraph-properties fo:margin-left="0in" fo:margin-right="0in" fo:text-align="center" style:justify-single-word="false" fo:text-indent="0.1965in" style:auto-text-indent="false"/>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16d9d"/>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color="#0066cc"/>
    </style:style>
    <style:style style:name="T68" style:family="text">
      <style:text-properties fo:color="#0000cc"/>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color="#3399ff"/>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style:style style:name="T88" style:family="text">
      <style:text-properties officeooo:rsid="00044fc4"/>
    </style:style>
    <style:style style:name="T89" style:family="text">
      <style:text-properties officeooo:rsid="0008c35a"/>
    </style:style>
    <style:style style:name="T90" style:family="text">
      <style:text-properties officeooo:rsid="000de6de"/>
    </style:style>
    <style:style style:name="T91" style:family="text">
      <style:text-properties officeooo:rsid="000e0273"/>
    </style:style>
    <style:style style:name="T92" style:family="text">
      <style:text-properties officeooo:rsid="00103874"/>
    </style:style>
    <style:style style:name="T93" style:family="text">
      <style:text-properties officeooo:rsid="00116d9d"/>
    </style:style>
    <style:style style:name="T94" style:family="text">
      <style:text-properties officeooo:rsid="00139a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3"/>
      <text:h text:style-name="P143"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text:span text:style-name="T12">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75"><text:span text:style-name="T12">– Нэш, к</text:span>ак называется наш проект?</text:p>
      <text:p text:style-name="P73"><text:span text:style-name="T8">– </text:span><text:span text:style-name="T65">Дайсон.</text:span></text:p>
      <text:p text:style-name="P73"><text:span text:style-name="T8">– </text:span><text:span text:style-name="T65">Сколько тебе лет?</text:span></text:p>
      <text:p text:style-name="P73"><text:span text:style-name="T8">– </text:span><text:span text:style-name="T65">Два года с начала запуска кластера.</text:span></text:p>
      <text:p text:style-name="P73"><text:span text:style-name="T8">– </text:span><text:span text:style-name="T65">Какой сейчас год?</text:span></text:p>
      <text:p text:style-name="P73"><text:span text:style-name="T8">– </text:span><text:span text:style-name="T22">20</text:span><text:span text:style-name="T21">18</text:span><text:span text:style-name="T65">-й.</text:span></text:p>
      <text:p text:style-name="P24"/>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4"><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4"/>
      <text:p text:style-name="P34">Вместо ответа Нексус выплюнул на консоль длинную распечат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73"><text:span text:style-name="T8">– Нэш</text:span><text:span text:style-name="T65">,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2">–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2">.</text:span></text:p>
      <text:p text:style-name="P102">Бип-бип-бип.</text:p>
      <text:p text:style-name="P102"><text:soft-page-break/></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1"> </text:span><text:span text:style-name="T32">Юджина</text:span><text:span text:style-name="T1">,</text:span> <text:span text:style-name="T20">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5">Тридцать четвёртый</text:span> этаж! Пиздец <text:span text:style-name="T1">—</text:span> успел подумать я и сознание выключилось.</text:p>
      <text:p text:style-name="P1"/>
      <text:h text:style-name="P143" text:outline-level="2">2. Пробуждение</text:h>
      <text:p text:style-name="P32"/>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2">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4">Единорог поднял голову и оглянулся куда-то назад.</text:p>
      <text:p text:style-name="P34"><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2">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text:span text:style-name="T41">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oft-page-break/><text:span text:style-name="T12">–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text:soft-page-break/></text:p>
      <text:h text:style-name="P143" text:outline-level="2">3. Норф</text:h>
      <text:p text:style-name="P76"/>
      <text:p text:style-name="P22">Глава IV. Пределы магии</text:p>
      <text:p text:style-name="P19"/>
      <text:p text:style-name="P22">Вашему покорному слуге известны четыре предела магии: </text:p>
      <text:list xml:id="list77240885511884164" text:style-name="L1">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text:span text:style-name="T89">стапеля</text:span>, на которо<text:span text:style-name="T89">м</text:span>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text:span text:style-name="T90">этой</text:span> верфи, я бы заменил её девиз на транспаранте с «Мы строим дирижабли!» на «Дирижабли строят дирижабли!» и ржал бы с этого.</text:p>
      <text:p text:style-name="P139">В порту было ещё интереснее. <text:span text:style-name="T88">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span></text:p>
      <text:p text:style-name="P140"><text:span text:style-name="T94">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span></text:p>
      <text:p text:style-name="P140">Быть может, мне как-нибудь удастся <text:span text:style-name="T92">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span></text:p>
      <text:p text:style-name="P141"><text:span text:style-name="T92">Ладно, кончай пускать слюни, Анон! Ты и в своём-то комфортном мире не был похож на Джека Воробья, что тут говорить об Эквестрии </text:span><text:span text:style-name="T11">— мире, предназначенном для пони, а не бестолковых изнеженных айтишников!</text:span></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9">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text:span><text:soft-page-break/><text:span text:style-name="T29">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text:span text:style-name="T91">прогуливаясь</text:span> по <text:span text:style-name="T91">порту</text:span>, я помог погрузить вещи в <text:span text:style-name="T91">воздушную яхту</text:span> одно<text:span text:style-name="T91">му</text:span> семе<text:span text:style-name="T91">йству</text:span> единорогов, вы<text:span text:style-name="T91">летающему</text:span>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4"><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text:soft-page-break/>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oft-page-break/><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text:soft-page-break/>– Не забуду. – пообещал я.</text:p>
      <text:p text:style-name="P17"/>
      <text:h text:style-name="Heading_20_2" text:outline-level="2"><text:span text:style-name="T12">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text:soft-page-break/>–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3">–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text:span>Макс,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text:soft-page-break/></text:p>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У тебя на лице и так всё написано — ты не умеешь скрывать эмоции.</text:p>
      <text:p text:style-name="P48">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8">–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Heading_20_2" text:outline-level="2">5<text:span text:style-name="T1">.</text:span> Нерадивый ученик</text:h>
      <text:p text:style-name="P30"/>
      <text:p text:style-name="P48">– Это очень прост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text:p>
      <text:p text:style-name="P48"/>
      <text:p text:style-name="P48">– Анон…</text:p>
      <text:p text:style-name="P48">С лёгким вздохом аликорница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чувство,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text:soft-page-break/>Вполне вероятно, тогда ты сможешь понять суть заклинания «Последнего Шанса» и разобраться с угрозой!</text:p>
      <text:p text:style-name="P48">Я вздохнул.</text:p>
      <text:p text:style-name="P48">– Ну хорошо, хорошо, не волнуйся. Я готов. Можно только 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Аликорница воззрилась на меня с нечитаемым выражением на морде.</text:p>
      <text:p text:style-name="P48">– Я слишком многого прошу? – вздохнул я. – Ладно, не важно…</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забей…</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еперь позволь мне начать заклинание.</text:p>
      <text:p text:style-name="P48">Аликорница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Я откры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8">– Я старалась провести всё как можно быстрее. С тобой всё в порядке? – в голосе Селестии появились нотки паники.</text:p>
      <text:p text:style-name="P48">Я успокаивающе похлопал аликорницу по шее не глядя.</text:p>
      <text:p text:style-name="P48">–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6">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8">Аликорница слабо улыбнулась.</text:p>
      <text:p text:style-name="P48"><text:soft-page-break/>– Не будем медлить, Анонимус.</text:p>
      <text:p text:style-name="P48">Я вновь растворился в сине-зелёной гриве.</text:p>
      <text:p text:style-name="P48">…</text:p>
      <text:p text:style-name="P48">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text:span><text:span text:style-name="T8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text:span>Л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Я бросил взгляд на тумбочку. Нет, стакан пуст.</text:p>
      <text:p text:style-name="P72">Ох, нет! Нет-нет-нет!!!</text:p>
      <text:p text:style-name="P72">Мой взгляд был прикован к дверце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text:soft-page-break/>Тёмная аликорница перевела взгляд на Селестию, всё так же лежащую на постели разметав крылья.</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8">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8">Через мгновение палата заполнилась оханьем, аханьем и звоном склянок с микстурами. Я оказался в окружении злобных 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4" text:outline-level="2"><text:span text:style-name="T12">6. </text:span>Индиго</text:h>
      <text:p text:style-name="P38"/>
      <text:p text:style-name="P38">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8"><text:span text:style-name="T1">– </text:span>А-а-апчхииии! – раздалось прямо у меня под ногами.</text:p>
      <text:p text:style-name="P4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Я понял, что жеребёнок не настроен на беседу.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 Встретишь, канешн! Скажи ей, что у меня сегодня день рождения, и я здоровски обиделась, когда он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8">– Кто это «все»?</text:p>
      <text:p text:style-name="P48">– Ну, прислуга, стража, мой па…</text:p>
      <text:p text:style-name="P48">Ох! Во что же это такое я вляпался, а? За кого они мен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арет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text:soft-page-break/>Я остался сидеть в полнейшем замешательстве. </text:p>
      <text:p text:style-name="P48"/>
      <text:p text:style-name="P49">***</text:p>
      <text:p text:style-name="P48">&lt;<text:span text:style-name="T55">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text:soft-page-break/>–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 Макс,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8">– Ты не видишь ничего странного в межвидовых спариваниях? – охренел я. – Куда я, блин, попал???</text:p>
      <text:p text:style-name="P48">Селестия развернула моё кресло к себе и задумчиво посмотрела мне в глаза.</text:p>
      <text:p text:style-name="P48">– Очевидно, мне стоит рассказать тебе, Макс, откуда произошли пегасы и единороги.</text:p>
      <text:p text:style-name="P4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8"><text:soft-page-break/>–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Цвет твоей кожи сейчас не сильно отличается от цвета моей шерсти — настолько ты бледный. Как ты себя чувствуешь?</text:p>
      <text:p text:style-name="P48">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text:soft-page-break/>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 могла она видеть мою попытку,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8">–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8">Аликорны повернулись ко мне. Мне стало дико неуютно.</text:p>
      <text:p text:style-name="P48">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8">Я сдался.</text:p>
      <text:p text:style-name="P48">– Готов ли ты проследовать с Нами, Анонимус, и обучиться древнему искусству сновидений?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text:soft-page-break/>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ём сне? Наверное, это ты спишь в той пещере? Ну, знаешь, под заброшенными шахтами с вагонетками? Я, кажись, в неё влетел.</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8">– Что за «Чёрный Экран»? – продолжил интересо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text:soft-page-break/>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скалы, раскинулся Кантерлот…</text:p>
      <text:p text:style-name="P48">–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8">Я закрыл лицо руками и<text:span text:style-name="T70">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елание</text:h>
      <text:p text:style-name="P49"/>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смущённо отвернулась, прижав уши к голове.</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её вернуть моё привычное физическое состояние?</text:p>
      <text:p text:style-name="P48"><text:soft-page-break/>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8"/>
      <text:p text:style-name="P48">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А о чём ты грустила?</text:p>
      <text:p text:style-name="P48">Селестия вздохнула.</text:p>
      <text:p text:style-name="P48">–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text:soft-page-break/>Наконец, всё сливается в непрерывную карусель времён года — и нет этому конца и края. От этого в конце концов, можно сойти с ума!</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8">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8">– Постой, а как же Луна? Мне показалось, она питала тёплые чувства к Кимеринну?</text:p>
      <text:p text:style-name="P48">Селестия задумалась, машинально ковыряя копытом ямку под валуном.</text:p>
      <text:p text:style-name="P48">–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text:soft-page-break/>–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 </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text:soft-page-break/>–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Селестия, что ты со мной творишь?</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8"/>
      <text:h text:style-name="P143" text:outline-level="2">8. Стыд</text:h>
      <text:p text:style-name="P48">&lt;<text:span text:style-name="T83">Mylene Farmer — L`Ame-Stram-Gram</text:span>&gt;</text:p>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Макс? Привет.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станешь называть меня на «Вы» и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Я вспомнил свои неудачные попытки завязать личную жизнь с девушками. Конечно, те были далеки от совершенства. Но так ли безгрешен был я сам?</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8">Аликорница потёрла висок и растерянно посмотрела на меня.</text:p>
      <text:p text:style-name="P48"><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волнуйся,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text:p>
      <text:p text:style-name="P48">– <text:s/>Нам не туда. Не сейчас. Я хочу показать тебе Эквестрию. – тихо сказала она.</text:p>
      <text:p text:style-name="P48">&lt;<text:span text:style-name="T56">Pet Shop Boys — A Man Could Get Arrested</text:span>&gt;</text:p>
      <text:p text:style-name="P4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старался не смотреть в её сторону, отводя глаза. Так мы дошли до городской стены.</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text:span text:style-name="T91">пирса</text:span>,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Нелетающие пегасы</text:h>
      <text:p text:style-name="P51">&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8">“<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8"/>
      <text:p text:style-name="P49">***</text:p>
      <text:p text:style-name="P48"/>
      <text:p text:style-name="P48">– Так ты поручила Твайлайт Спаркл расследование необычных снов жеребят?</text:p>
      <text:p text:style-name="P48">–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Мак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ли. Если хочешь.</text:p>
      <text:p text:style-name="P48">– Хорошо. До встречи, Селли.</text:p>
      <text:p text:style-name="P48">– До встречи, Макс.</text:p>
      <text:p text:style-name="P48"/>
      <text:h text:style-name="Heading_20_2" text:outline-level="2"><text:span text:style-name="T12">10</text:span>. (40*<text:span text:style-name="T12">ctg(Pi/4)-6)/(ln(e)-sin(0))</text:span></text:h>
      <text:p text:style-name="P78">Mark Knopfler — Hill Farmers Blues — или на следующую главу (прощание)</text:p>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8">…</text:p>
      <text:p text:style-name="P38"/>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8">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Селестия тихо рассмеялась.</text:p>
      <text:p text:style-name="P38"><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8">– Примерно такие. – расхохоталась Селестия. <text:span text:style-name="T12">–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8">Тия фыркнула.</text:p>
      <text:p text:style-name="P4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Тия подняла голову.</text:p>
      <text:p text:style-name="P4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8">Через некоторое время Тия осторожно высвободилась из-под меня и встала с постели. </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2">–</text:span> А водку у вас принято пить?</text:p>
      <text:p text:style-name="P36"><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Тия что-то прикинула и наполнила её содержимым два бокала на полуметровых ножках.</text:p>
      <text:p text:style-name="P4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нахмурилась.</text:p>
      <text:p text:style-name="P48"><text:span text:style-name="T12">– </text:span>Тебе не нравится моя дружба? Ты не принимаешь её? Ты чем-то недоволен?</text:p>
      <text:p text:style-name="P48">Я расхохотался, чуть не поперхнувшись водой, плескавшейся у подбородка.</text:p>
      <text:p text:style-name="P48"><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8">– <text:span text:style-name="T1">Норф!.. Эй, Норф! Ты где?..</text:span></text:p>
      <text:p text:style-name="P4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9">***</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8">…</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8">– Ну ок. Тогда она обрадуется следующей новости: я ухожу.</text:p>
      <text:p text:style-name="P38"><text:soft-page-break/>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8">Она повернулась и вышла из зала, почти подметая хвостом пол.</text:p>
      <text:p text:style-name="P38"/>
      <text:p text:style-name="P1"><text:span text:style-name="T43">&lt;</text:span><text:span text:style-name="T63">Mark Knopfler - </text:span><text:span text:style-name="T62">Hill Farmer's Blues</text:span><text:span text:style-name="T43">&gt;</text:span></text:p>
      <text:p text:style-name="P40">***</text:p>
      <text:p text:style-name="P38"/>
      <text:p text:style-name="P4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5">–<text:span text:style-name="T1"> Но магия есть и сейчас, мам!</text:span></text:p>
      <text:p text:style-name="P45"><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5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70">мино</text:span>тавра?</text:p>
      <text:p text:style-name="P58">– <text:s/>Тебя забрать я ему не дам. А в дядю не тыкай копытом, это невежливо! Спи уже, моя маленькая!</text:p>
      <text:p text:style-name="P58"><text:soft-page-break/>– Поцелуй меня на ночь, мам!</text:p>
      <text:p text:style-name="P58">– Конечно, моя хорошая...</text:p>
      <text:p text:style-name="P58"/>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8"/>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text:soft-page-break/>–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3.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естественно.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text:soft-page-break/>–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8">– Так у вас знают про людей? Вот это новость!. В Кантерлоте, да и в Понивилле все обращаются со мной, как с диковинкой.</text:p>
      <text:p text:style-name="P5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8">– Так давай сюда весь Понивилль притащим! Это ж будет на 20% круче! Представляю себе видок Биг Мака в теле мисс Черили, гы-гы!</text:p>
      <text:p text:style-name="P4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lt;Seal — Amazing <text:span text:style-name="T1">(T</text:span><text:span text:style-name="T12">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text:p>
      <text:p text:style-name="P1"/>
      <text:p text:style-name="P2">***</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8">&lt;<text:span text:style-name="T64">d.notive — Talking Flight</text:span>&gt;</text:p>
      <text:p text:style-name="P58">Дата: 12.04.1003 А.С.</text:p>
      <text:p text:style-name="P58">Эксперимент: заклинание Воплощения Индрэ</text:p>
      <text:p text:style-name="P58">Испытуемая: Рэрити</text:p>
      <text:p text:style-name="P58"><text:soft-page-break/>Синопсис: запись сна со слов испытуемой</text:p>
      <text:p text:style-name="P58">Замечания: замечаний нет</text:p>
      <text:p text:style-name="P58"/>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6"/>
      <text:p text:style-name="P49">***</text:p>
      <text:p text:style-name="P48"/>
      <text:p text:style-name="P58">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1003 А.С.</text:p>
      <text:p text:style-name="P58">Эксперимент: заклинание Воплощения Индрэ</text:p>
      <text:p text:style-name="P58"><text:soft-page-break/>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вернулся к письму.</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Откровение с помощью заклинания <text:span text:style-name="T25">&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text:soft-page-break/>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ответ я.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text:soft-page-break/></text:p>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8">Смех рвался наружу мощым потоком, я просто ухахатывался, упав на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text:soft-page-break/>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него,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text:soft-page-break/>–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твоим другом?</text:p>
      <text:p text:style-name="P48">Аликорница тихо засмеялась, защекотав мне ухо.</text:p>
      <text:p text:style-name="P4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text:soft-page-break/>– Уже бегу!</text:p>
      <text:p text:style-name="P48">Одевая штаны, я попрыгал к двери на одной ноге. На пороге стояла серая пегаска с косящим взглядом.</text:p>
      <text:p text:style-name="P48">– Привет, Макс.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2">—</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Индрэ...</text:p>
      <text:p text:style-name="P48"><text:soft-page-break/></text:p>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1"><text:soft-page-break/><text:span text:style-name="T12">– </text:span>Ты?!</text:p>
      <text:p text:style-name="P91"><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2">– М</text:span>ожет тогда, ты скажешь, что в нём пошло не так и почему к вам попал я, а не сверхаликорн?</text:p>
      <text:p text:style-name="P91"><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6"><text:span text:style-name="T12">–</text:span> <text:span text:style-name="T1">Эмм. </text:span>Что он имел ввиду?</text:p>
      <text:p text:style-name="P36"><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6"><text:span text:style-name="T12">– </text:span><text:span text:style-name="T1">Да, завершилось всё препаршиво. Принцесса Луна сказала, лучше бы её обратно на Луну закинули.</text:span></text:p>
      <text:p text:style-name="P36"><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2">– </text:span><text:span text:style-name="T1">Хм. Нет.</text:span></text:p>
      <text:p text:style-name="P36"><text:span text:style-name="T12">– </text:span><text:span text:style-name="T1">А друзья?</text:span></text:p>
      <text:p text:style-name="P36"><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3">.</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oft-page-break/>«<text:span text:style-name="T29">Чужестранец-примат разбил сердце нашей обожаемой Селестии! Двор в отчаянии </text:span><text:span text:style-name="T15">—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text:soft-page-break/>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Хм, а эта пони не из разговорчивых. Ну ладно.</text:p>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А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lt;<text:span text:style-name="T25">Мне Дэш сказала, что к нам приехал офигенский человек-Анон из Кантерлота, и он ходит на двух ногах и прикольно чешет спинку</text:span>&gt;</text:p>
      <text:p text:style-name="P44"/>
      <text:p text:style-name="P44"/>
      <text:p text:style-name="P50"><text:soft-page-break/>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е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65">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м... Скажи-ка мне, мой друг П-п-пинки... Легенда про фаэри <text:span text:style-name="T16">— </text:span><text:span text:style-name="T65">эт правда?</text:span></text:p>
      <text:p text:style-name="P48"><text:span text:style-name="T16">– </text:span><text:span text:style-name="T65">Какая из? Их много, вообще-то. Ик!</text:span></text:p>
      <text:p text:style-name="P48"><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48"><text:soft-page-break/><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8"><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48"><text:span text:style-name="T16">– </text:span><text:span text:style-name="T65">Пока не умру?</text:span></text:p>
      <text:p text:style-name="P48"><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пони деваются?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60">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9">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ZZ Top – Gimme all your lovin</text:p>
      <text:p text:style-name="P81">Mothley Crue – Kick Start My Heart</text:p>
      <text:p text:style-name="P51"><text:span text:style-name="T12">– </text:span>Попробуй ещё раз. Может, сбой соединения.</text:p>
      <text:p text:style-name="P51"><text:soft-page-break/>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text:soft-page-break/>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p>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text:soft-page-break/>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soft-page-break/>***</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1"><text:soft-page-break/>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text:span>Макс, подвинься!</text:p>
      <text:p text:style-name="P51">Пегаска оттеснила меня крупом и повернулась к двери задом.</text:p>
      <text:p text:style-name="P51"><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телекинетическом поле перед единорожкой как некий диковинный экспонат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1"><text:span text:style-name="T12">– </text:span>ОГО!</text:p>
      <text:p text:style-name="P51">Единорожка аж уселась на крыльцо от удивления.</text:p>
      <text:p text:style-name="P51"><text:span text:style-name="T12">– </text:span>Представлем себе, ЧТО вы скрываете, если ты готова на ТАКОЕ! Признаюсь, вам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41"/>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text:p>
      <text:p text:style-name="P51">Трикси молча левитировала мне газеты с трюмо.</text:p>
      <text:p text:style-name="P51">…</text:p>
      <text:p text:style-name="P51">Фак! Фак-фак-фак!!!</text:p>
      <text:p text:style-name="P51">«<text:span text:style-name="T29">Исчезновение дневной главы диархии: Эквестрия в панике!</text:span>» (статья двухдневной давности).</text:p>
      <text:p text:style-name="P51">«<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1"><text:soft-page-break/>«<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1">«<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1">«<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1"><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1">Я зажал голову в ладонях и застонал, покачиваясь из стороны в сторону.</text:p>
      <text:p text:style-name="P51"><text:span text:style-name="T12">– </text:span>Макс?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1">Дерьмо! Слишком много «если» и «может быть»!</text:p>
      <text:p text:style-name="P51"><text:soft-page-break/>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1"/>
      <text:p text:style-name="P51">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1">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1">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2">Show must go on!</text:span></text:p>
      <text:p text:style-name="P51">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1">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1">&lt;<text:span text:style-name="T68">David Bowie - Lets Dance/ Ashes To Ashes</text:span></text:p>
      <text:p text:style-name="P41"><text:span text:style-name="T68">Roxette – Queen of rain</text:span>&gt;</text:p>
      <text:p text:style-name="P51">– Ы! Ы! Ы! Ы! Ы!</text:p>
      <text:p text:style-name="P51">Дэш стучала лбом о сосну с такой силой, что на неё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text:soft-page-break/>–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Макс, залазь в фургон. Там впереди какой-то посёлок. Купим еды и узнаем новости.</text:p>
      <text:p text:style-name="P51"/>
      <text:p text:style-name="P52">***</text:p>
      <text:p text:style-name="P51"/>
      <text:p text:style-name="P51">Три дня спустя…</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69">302 пони</text:span><text:span text:style-name="T29">.</text:span></text:p>
      <text:p text:style-name="P51"><text:span text:style-name="T69">250 пони</text:span><text:span text:style-name="T29">.</text:span></text:p>
      <text:p text:style-name="P51"><text:span text:style-name="T69">125 поней</text:span><text:span text:style-name="T29">.</text:span></text:p>
      <text:p text:style-name="P51"><text:span text:style-name="T29">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3">Дружба </text:span><text:span text:style-name="T38">—</text:span><text:span text:style-name="T23"> </text:span><text:span text:style-name="T3">э</text:span><text:span text:style-name="T23">то, </text:span><text:span text:style-name="T71">так её </text:span><text:span text:style-name="T3">разэтак</text:span><text:span text:style-name="T71">,</text:span><text:span text:style-name="T23"> магия!</text:span><text:span text:style-name="T58">»</text:span></text:p>
      <text:p text:style-name="P51"/>
      <text:p text:style-name="P51">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text:soft-page-break/>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9">37 пни</text:span></text:p>
      <text:p text:style-name="P69">24пн</text:p>
      <text:p text:style-name="P69">15</text:p>
      <text:p text:style-name="P51"><text:span text:style-name="T29">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29">Добро пожаловать в Груммингтон! Вам здесь рады!</text:span></text:p>
      <text:p text:style-name="P51"><text:span text:style-name="T29">Население города </text:span><text:span text:style-name="T69">302 пони</text:span><text:span text:style-name="T29">.</text:span></text:p>
      <text:p text:style-name="P51"><text:span text:style-name="T69">250 пони</text:span><text:span text:style-name="T29">.</text:span></text:p>
      <text:p text:style-name="P51"><text:span text:style-name="T69">125 поней</text:span><text:span text:style-name="T29">.</text:span></text:p>
      <text:p text:style-name="P51"><text:span text:style-name="T29">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2">&lt;</text:span><text:span text:style-name="T57">Metallica-Enter Sandman</text:span><text:span text:style-name="T12">&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41">&lt;<text:span text:style-name="T56">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text:span><text:soft-page-break/><text:span text:style-name="T29">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5">Добавить подбор снаряги. Всю снарягу потом выкинет Дэш</text:span>&gt;</text:p>
      <text:p text:style-name="P53"/>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text:soft-page-break/>–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soft-page-break/>…</text:p>
      <text:p text:style-name="P51"/>
      <text:p text:style-name="P61">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text:soft-page-break/>–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2">–</text:span> Дискордовы яйца!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oft-page-break/><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1"><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42"/>
      <text:p text:style-name="P42">…</text:p>
      <text:p text:style-name="P42">&lt;<text:bookmark text:name="eow-title"/><text:span text:style-name="T62">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text:soft-page-break/>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0">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text:soft-page-break/>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text:span><text:span text:style-name="T25">Макс! Я </text:span><text:span text:style-name="T27">—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2">–</text:span> <text:span text:style-name="T1">с</text:span>командовала Дэш.</text:p>
      <text:p text:style-name="P1"><text:soft-page-break/><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42">&lt;<text:span text:style-name="T56">Mothley Crue – Cickstart my heart</text:span>&gt;</text:p>
      <text:p text:style-name="P53">«<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text:soft-page-break/>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text:p>
      <text:p text:style-name="P53"><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2">– О</text:span>у! <text:span text:style-name="T70">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2">– </text:span>Хрен-то тебе зачем? <text:span text:style-name="T12">– </text:span>с бессильной злостью спросил я. <text:span text:style-name="T12">– </text:span><text:span text:style-name="T70">Т</text:span>ы собираешься устроить филиал порнхаба для пони-извращенцев?</text:p>
      <text:p text:style-name="P53"><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oft-page-break/><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3">***</text:p>
      <text:p text:style-name="P43"/>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М</text:span>акс?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7"/>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text:span>Макс,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в лавку к Кейкам за выпечкой! Нам всем нужно успокоиться.</text:p>
      <text:p text:style-name="P53"><text:span text:style-name="T12">– </text:span>Уже бегу!</text:p>
      <text:p text:style-name="P53"/>
      <text:p text:style-name="P54">***</text:p>
      <text:p text:style-name="P53"/>
      <text:p text:style-name="P53"><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абсолютно уверена в безопасности эксперимента!</text:p>
      <text:p text:style-name="P53"><text:span text:style-name="T12">– </text:span>Ой, чег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42">&lt;<text:span text:style-name="T56">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3"><text:soft-page-break/>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2">–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text:soft-page-break/>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42"/>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7"><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что? Увидел что-нибудь, сахарок?</text:p>
      <text:p text:style-name="P53">Пони уставились на меня с надеждой.</text:p>
      <text:p text:style-name="P53"><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Макс,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text:p>
      <text:p text:style-name="P53">Ожидание сменилось недоумением. Рэйнбоу Дэш насмешливо скривила губы.</text:p>
      <text:p text:style-name="P53"><text:span text:style-name="T12">– </text:span>Да ладно! Кончай прикалываться,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мою голову и прижалась нос к носу.</text:p>
      <text:p text:style-name="P53"><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что за нечисть тут орудует!</text:p>
      <text:p text:style-name="P53"><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oft-page-break/><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2">–</text:span> То есть, ты хочешь сказать, что мы все — навроде этого кота, а Макс боится открыть ящик? Чтоб мы не исчезли окончательно?</text:p>
      <text:p text:style-name="P53"><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Макс,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2">– </text:span>Макс,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2">–</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3">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text:soft-page-break/>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 <text:span text:style-name="T12">– </text:span>возопило моё малое сознание.</text:p>
      <text:p text:style-name="P53"><text:span text:style-name="T12">– </text:span>Эмм… Зачем?</text:p>
      <text:p text:style-name="P53"><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text:soft-page-break/>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text:soft-page-break/>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48">Аликорница фыркнула.</text:p>
      <text:p text:style-name="P48"><text:span text:style-name="T17">–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5"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text:span>Макс,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oft-page-break/><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42">…</text:p>
      <text:p text:style-name="P42"/>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42">– П<text:span text:style-name="T1">ризнаём, Мы были несправедливы к тебе. Как Нам тебя называть?</text:span></text:p>
      <text:p text:style-name="P53">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text:soft-page-break/>–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text:soft-page-break/>–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3">***</text:p>
      <text:p text:style-name="P42"/>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text:soft-page-break/>–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42"/>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text:soft-page-break/>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3"><text:soft-page-break/>***</text:p>
      <text:p text:style-name="P42"/>
      <text:p text:style-name="P53">Сумерки укутывали землю пушистым одеялом. Мы сидели на парковой дорожке, выходящей к обрыву, и любовались проплывающим внизу лесом.</text:p>
      <text:p text:style-name="P53">…</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6"><text:span text:style-name="T12">–</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0">трид</text:span><text:span text:style-name="T1">цать лет, если его сменят через </text:span><text:span text:style-name="T70">двадца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text:soft-page-break/>–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2">~~~ </text:span>Человек Макс <text:span text:style-name="T12">~~~</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31">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3">~~~~~</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text:soft-page-break/>–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3">~~~~~</text:p>
      <text:p text:style-name="P43"/>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text:soft-page-break/>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19"><text:soft-page-break/></text:p>
      <text:p text:style-name="P43">~~~~~</text:p>
      <text:p text:style-name="P19">&lt;<text:span text:style-name="T26">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4</text:span>. <text:span text:style-name="T1">Терра</text:span></text:h>
      <text:h text:style-name="P146" text:outline-level="3">Воскресение</text:h>
      <text:p text:style-name="P48">&lt;<text:span text:style-name="T8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text:soft-page-break/>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7">***</text:p>
      <text:p text:style-name="P56"/>
      <text:p text:style-name="P38"><text:span text:style-name="T2">Проклятье</text:span>! Это уже черезчур! Мне даже материться не хотелось.</text:p>
      <text:p text:style-name="P38"><text:soft-page-break/>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soft-page-break/>…</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text:soft-page-break/>–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6" text:outline-level="3">Вторник</text:h>
      <text:p text:style-name="P3">&lt;<text:span text:style-name="T6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text:soft-page-break/>–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2">–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text:soft-page-break/>–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6"/>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2">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1">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2">– Анон…</text:span><text:span text:style-name="T1"> Тут окно разбито… И верёвка висит. – пискнула Флаттершай из кухни.</text:span></text:p>
      <text:p text:style-name="P93"><text:span text:style-name="T12">–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4"><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6"/>
      <text:h text:style-name="P143" text:outline-level="2">2<text:span text:style-name="T1">7</text:span>. Отбытие</text:h>
      <text:p text:style-name="P111">&lt;Mission Impossible theme ?&gt;</text:p>
      <text:p text:style-name="P94"><text:span text:style-name="T12">–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oft-page-break/><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text:soft-page-break/>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2">– Нет! Дискорд </text:span>— не убийца!</text:p>
      <text:p text:style-name="P114">С необычной для неё силой, Флаттершай вытащила кляп изо рта драконикуса.</text:p>
      <text:p text:style-name="P11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2">– </text:span>Говори.</text:p>
      <text:p text:style-name="P114">Дискорд немного успокоился.</text:p>
      <text:p text:style-name="P114"><text:s/><text:span text:style-name="T12">–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4"><text:span text:style-name="T12">–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5">словно кот с мышью</text:span>?</text:p>
      <text:p text:style-name="P114"><text:span text:style-name="T12">– </text:span>Анон! <text:span text:style-name="T12">– </text:span>крикнула Эпплджек из прихожей. <text:span text:style-name="T12">–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text:soft-page-break/>– На крышу, живо!!! Через окно на кухне! – зашипел Дискорд.</text:p>
      <text:p text:style-name="P116">– Что? – ступил я.</text:p>
      <text:p text:style-name="P114"><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2">–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2">–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57">Queen – Flash</text:span><text:span text:style-name="T12">&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Анакорн. Демиург. Я тут живу.</text:p>
      <text:p text:style-name="P38">– А сидишь на чём? – вид сидящего на пустоте существа сбивал с толку.</text:p>
      <text:p text:style-name="P48">Демиург что-то прикинул и кивнул сам себе.</text:p>
      <text:p text:style-name="P38">– Гм. Ок.</text:p>
      <text:p text:style-name="P48"><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8"/>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1">– Продолжай! – с интересом воскликнул Анакорн. – Как бессмертная оказалась в твоём мире, человек?</text:p>
      <text:p text:style-name="P41"/>
      <text:p text:style-name="P46">Ага, так я тебе и сказал! Я не такой идиот, чтоб уничтожить свою единственную надежду вернуться в Эквестрию!</text:p>
      <text:p text:style-name="P41"/>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1">– Ты сам-то веришь в эту ерунду? – перебил меня Анакорн. – Брось молоть чушь, ты не умешь врать!</text:p>
      <text:p text:style-name="P41"/>
      <text:p text:style-name="P41">Бля! Вот так всегда!</text:p>
      <text:p text:style-name="P41"><text:soft-page-break/>Я вздохнул.</text:p>
      <text:p text:style-name="P41"/>
      <text:p text:style-name="P51"><text:span text:style-name="T12">– Если я расскажу тебе н</text:span>астоящую<text:span text:style-name="T12"> причину </text:span>— ты исчезнешь! <text:span text:style-name="T12">– угрюмо заявил я.</text:span></text:p>
      <text:p text:style-name="P38">Морда Анакорна осветилась радостным озарением.</text:p>
      <text:p text:style-name="P38"/>
      <text:p text:style-name="P51"><text:span text:style-name="T12">–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41"/>
      <text:p text:style-name="P41">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41">–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1"/>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text:soft-page-break/></text:p>
      <text:p text:style-name="P94">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1">.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2">.</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2"> точнее, дерево схожих миров Эквуса </text:span><text:span text:style-name="T60">—</text:span><text:span text:style-name="T52"> создали брони. Разумеется, стержнем им послужил именно сериал, но каждый фанфик </text:span><text:span text:style-name="T60">—</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2">– Наконец-то я вижу свет в конце тоннеля! Как это не пришло мне в голову! Ты всё отлично увязал! Всё сходится! Более того </text:span><text:span text:style-name="T60">—</text:span><text:span text:style-name="T52"> Анакорн заговорщически подмигнул мне </text:span><text:span text:style-name="T60">—</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й эквестрийской реальности</text:span><text:span text:style-name="T52">!</text:span></text:p>
      <text:p text:style-name="P102">Я подозрительно посмотрел на Анакорна.</text:p>
      <text:p text:style-name="P101"><text:span text:style-name="T18">– </text:span><text:span text:style-name="T52">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oft-page-break/><text:span text:style-name="T18">–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2">– </text:span>Эээ… Тут я тебе точно не помощник. Никогда не писал ничего сложнее технической документации к программам.</text:p>
      <text:p text:style-name="P101"><text:span text:style-name="T12">– </text:span>Пиши, как есть. <text:span text:style-name="T12">– </text:span>развёл копытами Анакорн. <text:span text:style-name="T12">– </text:span>Авось сгодится. Я писать точно не буду <text:span text:style-name="T60">—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text:soft-page-break/>–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2">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1"><text:soft-page-break/><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5">–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3">Я опустил руку на шею Дэш и ощутил теплоту и лёгкое покалывание в пустоте.</text:p>
      <text:p text:style-name="P93"><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3"/>
      <text:h text:style-name="Heading_20_2" text:outline-level="2">Эпилог. Земля</text:h>
      <text:p text:style-name="P108">&lt;<text:span text:style-name="T56">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2T19:41:54.694169019</dc:date>
    <meta:editing-duration>P132DT16H50M36S</meta:editing-duration>
    <meta:editing-cycles>8089</meta:editing-cycles>
    <meta:generator>LibreOffice/5.1.6.2$Linux_X86_64 LibreOffice_project/10m0$Build-2</meta:generator>
    <meta:document-statistic meta:table-count="0" meta:image-count="0" meta:object-count="0" meta:page-count="205" meta:paragraph-count="4370" meta:word-count="91047" meta:character-count="602716" meta:non-whitespace-character-count="511749"/>
  </office:meta>
</office:document-meta>
</file>